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85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0.14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rotation-angle="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order-bottom="0.002cm solid #000000" fo:background-color="#ffff99" fo:border-left="none" fo:border-right="none" style:rotation-angle="0" fo:border-top="none"/>
    </style:style>
    <style:style style:name="ce4" style:family="table-cell" style:parent-style-name="Default" style:data-style-name="N36"/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fo:background-color="#cccccc" style:rotation-angle="0"/>
    </style:style>
    <style:style style:name="ce7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transparent" style:rotation-angle="0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style:rotation-angle="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 style:rotation-angle="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46"/>
    <style:style style:name="ce19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20" style:family="table-cell" style:parent-style-name="Default" style:data-style-name="N11">
      <style:text-properties fo:color="#6666ff"/>
    </style:style>
    <style:style style:name="ce21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rotation-angle="0"/>
      <style:map style:condition="cell-content()&gt;0" style:apply-style-name="Háttérkiemelés_5f_hiba" style:base-cell-address="Munkalap1.N1"/>
      <style:map style:condition="cell-content()&lt;0" style:apply-style-name="Háttérkiemelés_5f_javítás" style:base-cell-address="Munkalap1.N1"/>
    </style:style>
    <style:style style:name="ce23" style:family="table-cell" style:parent-style-name="Default">
      <style:table-cell-properties fo:background-color="#cccccc"/>
      <style:map style:condition="cell-content()&gt;0" style:apply-style-name="Háttérkiemelés_5f_hiba" style:base-cell-address="Munkalap1.N1"/>
      <style:map style:condition="cell-content()&lt;0" style:apply-style-name="Háttérkiemelés_5f_javítás" style:base-cell-address="Munkalap1.N1"/>
    </style:style>
    <style:style style:name="ce24" style:family="table-cell" style:parent-style-name="Default">
      <style:map style:condition="cell-content()&gt;0" style:apply-style-name="Háttérkiemelés_5f_hiba" style:base-cell-address="Munkalap1.N1"/>
      <style:map style:condition="cell-content()&lt;0" style:apply-style-name="Háttérkiemelés_5f_javítás" style:base-cell-address="Munkalap1.N1"/>
    </style:style>
  </office:automatic-styles>
  <office:body>
    <office:spreadsheet>
      <table:table table:name="Munkalap1" table:style-name="ta1" table:print="false">
        <table:table-column table:style-name="co1" table:default-cell-style-name="Default"/>
        <table:table-column table:style-name="co2" table:default-cell-style-name="ce10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24"/>
        <table:table-column table:style-name="co4" table:default-cell-style-name="Default"/>
        <table:table-column table:style-name="co1" table:number-columns-repeated="1009" table:default-cell-style-name="Default"/>
        <table:table-row table:style-name="ro2">
          <table:table-cell table:style-name="ce1"/>
          <table:table-cell table:style-name="ce6" office:value-type="string">
            <text:p>h:\DADY\rend\esemenyek\</text:p>
          </table:table-cell>
          <table:table-cell table:style-name="ce6" table:number-columns-repeated="5"/>
          <table:table-cell table:style-name="ce14" table:number-columns-repeated="3"/>
          <table:table-cell table:style-name="ce1" table:number-columns-repeated="3"/>
          <table:table-cell table:style-name="ce22"/>
          <table:table-cell table:style-name="ce1" table:number-columns-repeated="1010"/>
        </table:table-row>
        <table:table-row table:style-name="ro2">
          <table:table-cell table:style-name="ce1"/>
          <table:table-cell table:style-name="ce6"/>
          <table:table-cell table:style-name="ce11" office:value-type="string">
            <text:p>h:\DADY\rend\temak\</text:p>
          </table:table-cell>
          <table:table-cell table:style-name="ce11" table:number-columns-repeated="4"/>
          <table:table-cell table:style-name="ce15" table:number-columns-repeated="3"/>
          <table:table-cell table:style-name="ce1" table:number-columns-repeated="3"/>
          <table:table-cell table:style-name="ce22"/>
          <table:table-cell table:style-name="ce1" table:number-columns-repeated="1010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6" office:value-type="string">
            <text:p>h:\DADY\rend\rend\</text:p>
          </table:table-cell>
          <table:table-cell table:style-name="ce6" table:number-columns-repeated="3"/>
          <table:table-cell table:style-name="ce14" table:number-columns-repeated="3"/>
          <table:table-cell table:style-name="ce1" table:number-columns-repeated="3"/>
          <table:table-cell table:style-name="ce22"/>
          <table:table-cell table:style-name="ce1" table:number-columns-repeated="1010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6"/>
          <table:table-cell table:style-name="ce11" office:value-type="string">
            <text:p>h:\DADY\raktar\Konyvtar\konyvek\</text:p>
          </table:table-cell>
          <table:table-cell table:style-name="ce11" table:number-columns-repeated="2"/>
          <table:table-cell table:style-name="ce15" table:number-columns-repeated="3"/>
          <table:table-cell table:style-name="ce1" table:number-columns-repeated="3"/>
          <table:table-cell table:style-name="ce22"/>
          <table:table-cell table:style-name="ce1" table:number-columns-repeated="1010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 office:value-type="string">
            <text:p>e:\felhasznalok\dady\sajat_programok\_ini_\</text:p>
          </table:table-cell>
          <table:table-cell table:style-name="ce6"/>
          <table:table-cell table:style-name="ce14" table:number-columns-repeated="3"/>
          <table:table-cell table:style-name="ce1" table:number-columns-repeated="3"/>
          <table:table-cell table:style-name="ce22"/>
          <table:table-cell table:style-name="ce1" table:number-columns-repeated="1010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 office:value-type="string">
            <text:p>e:\felhasznalok\dady\sajat_programok\mentes\</text:p>
          </table:table-cell>
          <table:table-cell table:style-name="ce15" table:number-columns-repeated="3"/>
          <table:table-cell table:style-name="ce1" table:number-columns-repeated="3"/>
          <table:table-cell table:style-name="ce22"/>
          <table:table-cell table:style-name="ce1" table:number-columns-repeated="1010"/>
        </table:table-row>
        <table:table-row table:style-name="ro2">
          <table:table-cell table:style-name="ce2"/>
          <table:table-cell table:style-name="ce6"/>
          <table:table-cell table:number-columns-repeated="5"/>
          <table:table-cell table:style-name="ce16" office:value-type="string">
            <text:p>01b</text:p>
          </table:table-cell>
          <table:table-cell table:style-name="ce16" office:value-type="string">
            <text:p>02a</text:p>
          </table:table-cell>
          <table:table-cell table:style-name="ce16" office:value-type="string">
            <text:p>02a/01b</text:p>
          </table:table-cell>
          <table:table-cell table:style-name="ce16" office:value-type="string">
            <text:p>01b</text:p>
          </table:table-cell>
          <table:table-cell table:style-name="ce16" office:value-type="string">
            <text:p>02a</text:p>
          </table:table-cell>
          <table:table-cell table:style-name="ce16" office:value-type="string">
            <text:p>02a/01b</text:p>
          </table:table-cell>
          <table:table-cell table:style-name="ce22"/>
          <table:table-cell table:style-name="ce1" table:number-columns-repeated="1010"/>
        </table:table-row>
        <table:table-row table:style-name="ro3">
          <table:table-cell table:style-name="ce3" office:value-type="string">
            <text:p>Futtatás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7" office:value-type="string" table:number-columns-spanned="2" table:number-rows-spanned="1">
            <text:p>Futás idő [ó:p:mp]</text:p>
          </table:table-cell>
          <table:covered-table-cell table:style-name="ce19"/>
          <table:table-cell table:style-name="ce17" office:value-type="string">
            <text:p>%</text:p>
          </table:table-cell>
          <table:table-cell table:style-name="ce21" office:value-type="string" table:number-columns-spanned="2" table:number-rows-spanned="1">
            <text:p>Méret [kbyte]</text:p>
          </table:table-cell>
          <table:covered-table-cell/>
          <table:table-cell table:style-name="ce21" office:value-type="string">
            <text:p>%</text:p>
          </table:table-cell>
          <table:table-cell table:style-name="ce23" office:value-type="string">
            <text:p>Hiba/Javítás</text:p>
          </table:table-cell>
          <table:table-cell table:style-name="ce10" office:value-type="string">
            <text:p>Hiba/Javítás leírás</text:p>
          </table:table-cell>
          <table:table-cell table:number-columns-repeated="1009"/>
        </table:table-row>
        <table:table-row table:style-name="ro3">
          <table:table-cell table:style-name="ce4" office:value-type="date" office:date-value="2024-07-08">
            <text:p>2024-07-08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office:value-type="time" office:time-value="PT00H01M26.98S">
            <text:p>00:01:26,98</text:p>
          </table:table-cell>
          <table:table-cell table:style-name="ce18"/>
          <table:table-cell table:style-name="ce20" table:formula="of:=[.I9]/[.H9]" office:value-type="percentage" office:value="0">
            <text:p>0,00%</text:p>
          </table:table-cell>
          <table:table-cell office:value-type="float" office:value="516440">
            <text:p>516440</text:p>
          </table:table-cell>
          <table:table-cell/>
          <table:table-cell table:style-name="ce20" table:formula="of:=[.L9]/[.K9]" office:value-type="percentage" office:value="0">
            <text:p>0,00%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4" office:value-type="date" office:date-value="2024-07-08">
            <text:p>2024-07-08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office:value-type="time" office:time-value="PT00H01M35.64S">
            <text:p>00:01:35,64</text:p>
          </table:table-cell>
          <table:table-cell table:style-name="ce18" office:value-type="time" office:time-value="PT00H00M59.35S">
            <text:p>00:00:59,35</text:p>
          </table:table-cell>
          <table:table-cell table:style-name="ce20" table:formula="of:=[.I10]/[.H10]" office:value-type="percentage" office:value="0.620556252613969">
            <text:p>62,06%</text:p>
          </table:table-cell>
          <table:table-cell office:value-type="float" office:value="528587">
            <text:p>528587</text:p>
          </table:table-cell>
          <table:table-cell office:value-type="float" office:value="516440">
            <text:p>516440</text:p>
          </table:table-cell>
          <table:table-cell table:style-name="ce20" table:formula="of:=[.L10]/[.K10]" office:value-type="percentage" office:value="0.97701986617151">
            <text:p>97,70%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4" office:value-type="date" office:date-value="2024-07-14">
            <text:p>2024-07-14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h:\DADY\rend\temak\mentes_240420_1454\mentes_verziok2\mentes.log : A folyamat nem fér hozzá a fájlhoz, mert azt egy másik folyamat használja.</text:p>
          </table:table-cell>
          <table:table-cell table:number-columns-repeated="1009"/>
        </table:table-row>
        <table:table-row table:style-name="ro3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6"/>
          <table:table-cell office:value-type="float" office:value="-1">
            <text:p>-1</text:p>
          </table:table-cell>
          <table:table-cell office:value-type="string">
            <text:p>A .log file áthelyezése nem mentett könyvtárba.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24-07-14">
            <text:p>2024-07-14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office:value-type="time" office:time-value="PT00H01M25.18S">
            <text:p>00:01:25,18</text:p>
          </table:table-cell>
          <table:table-cell/>
          <table:table-cell table:style-name="ce20" table:formula="of:=[.I13]/[.H13]" office:value-type="percentage" office:value="0">
            <text:p>0,00%</text:p>
          </table:table-cell>
          <table:table-cell office:value-type="float" office:value="533193">
            <text:p>533193</text:p>
          </table:table-cell>
          <table:table-cell/>
          <table:table-cell table:style-name="ce20" table:formula="of:=[.L13]/[.K13]" office:value-type="percentage" office:value="0">
            <text:p>0,00%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6"/>
          <table:table-cell office:value-type="float" office:value="1">
            <text:p>1</text:p>
          </table:table-cell>
          <table:table-cell office:value-type="string">
            <text:p>A 'h:\DADY\rend\esemenyek\' tömörítésekor 00:00:00.08 :: module 'menteshiba_mod' has no attribute 'H_ZIP_Egyeb' | [Errno 2] No such file or directory: 'i:<text:a xlink:href="file://DADY//mentes//esemenyek.zip">\\DADY\\mentes\\esemenyek.zip</text:a>'</text:p>
          </table:table-cell>
          <table:table-cell table:number-columns-repeated="1009"/>
        </table:table-row>
        <table:table-row table:style-name="ro2">
          <table:table-cell office:value-type="string">
            <text:p>Feladatok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17"/>
        </table:table-row>
        <table:table-row table:style-name="ro2">
          <table:table-cell office:value-type="string">
            <text:p>01b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17"/>
        </table:table-row>
        <table:table-row table:style-name="ro3">
          <table:table-cell table:style-name="ce5"/>
          <table:table-cell table:style-name="ce9" office:value-type="string">
            <text:p>A 7z indítása előtt a cp-t Windows cp-re kell állítani, hogy helyesen jenjen meg a magyar szöveg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17"/>
        </table:table-row>
        <table:table-row table:style-name="ro2">
          <table:table-cell office:value-type="string">
            <text:p>02a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17"/>
        </table:table-row>
        <table:table-row table:style-name="ro3">
          <table:table-cell/>
          <table:table-cell table:style-name="ce9" office:value-type="string">
            <text:p>A segéd file-ok kezelését javítani kell, ez a tesztelést is könnyítené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17"/>
        </table:table-row>
        <table:table-row table:style-name="ro3">
          <table:table-cell/>
          <table:table-cell table:style-name="ce9" office:value-type="string">
            <text:p>A cél helyen a zipfile.ZipFile nem tudja létrehozni a .zip file-t (lehet, hogy csak más meghajtón?)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17"/>
        </table:table-row>
        <table:table-row table:style-name="ro2">
          <table:table-cell/>
          <table:table-cell office:value-type="string">
            <text:p>Valamilyen újratervezés szükséges...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áttérkiemelés_5f_hiba" style:display-name="Háttérkiemelés_hiba" style:family="table-cell" style:parent-style-name="Default">
      <style:table-cell-properties fo:background-color="#ff3333"/>
    </style:style>
    <style:style style:name="Háttérkiemelés_5f_javítás" style:display-name="Háttérkiemelés_javítás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4">2024.07.14</text:date>, <text:time>20:06:4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07-08T19:38:17.54</meta:creation-date>
    <dc:date>2024-07-14T20:06:48.08</dc:date>
    <dc:creator>István Závorszky</dc:creator>
    <meta:editing-duration>PT2H25M52S</meta:editing-duration>
    <meta:editing-cycles>8</meta:editing-cycles>
    <meta:generator>OpenOffice/4.1.6$Win32 OpenOffice.org_project/416m1$Build-9790</meta:generator>
    <meta:document-statistic meta:table-count="3" meta:cell-count="80" meta:object-count="0"/>
  </office:meta>
</office:document-meta>
</file>